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7000000B687BD1C81A1420F2D.png" manifest:media-type="image/png"/>
  <manifest:file-entry manifest:full-path="Pictures/10000001000004780000041C76117CCA0B5A8AC3.png" manifest:media-type="image/png"/>
  <manifest:file-entry manifest:full-path="Pictures/10000001000004780000041CF857E0D778D5AC4E.png" manifest:media-type="image/png"/>
  <manifest:file-entry manifest:full-path="Pictures/10000001000004780000041C7A841F46DD5E54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bbdc" officeooo:paragraph-rsid="001fbbdc" style:font-size-asian="21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4</text:p>
      <text:p text:style-name="P1"/>
      <text:p text:style-name="P1"/>
      <text:p text:style-name="P1"><draw:frame draw:style-name="fr2" draw:name="Image1" text:anchor-type="char" svg:x="0.397cm" svg:y="0.24cm" svg:width="17cm" svg:height="15.632cm" draw:z-index="0"><draw:image xlink:href="Pictures/10000001000004780000041C7A841F46DD5E54C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079cm" svg:y="-0.393cm" svg:width="17cm" svg:height="15.632cm" draw:z-index="1"><draw:image xlink:href="Pictures/10000001000004780000041CF857E0D778D5AC4E.png" xlink:type="simple" xlink:show="embed" xlink:actuate="onLoad" draw:mime-type="image/png"/></draw:frame><text:soft-page-break/></text:p>
      <text:p text:style-name="P1"><draw:frame draw:style-name="fr2" draw:name="Image3" text:anchor-type="char" svg:x="-0.079cm" svg:y="0.859cm" svg:width="17cm" svg:height="15.632cm" draw:z-index="2"><draw:image xlink:href="Pictures/10000001000004780000041C76117CCA0B5A8AC3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4" text:anchor-type="char" svg:width="17cm" svg:height="2.402cm" draw:z-index="3"><draw:image xlink:href="Pictures/1000000100000507000000B687BD1C81A1420F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34:57.486705283</meta:creation-date>
    <dc:date>2023-12-08T17:38:54.031809774</dc:date>
    <meta:editing-duration>PT3M59S</meta:editing-duration>
    <meta:editing-cycles>1</meta:editing-cycles>
    <meta:document-statistic meta:table-count="0" meta:image-count="4" meta:object-count="0" meta:page-count="3" meta:paragraph-count="1" meta:word-count="3" meta:character-count="15" meta:non-whitespace-character-count="13"/>
    <meta:generator>LibreOffice/7.3.7.2$Linux_X86_64 LibreOffice_project/30$Build-2</meta:generator>
  </office:meta>
</office:document-meta>
</file>